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CaskaydiaCove NFP" svg:font-family="'CaskaydiaCove NFP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11in"/>
    </style:style>
    <style:style style:name="co3" style:family="table-column">
      <style:table-column-properties fo:break-before="auto" style:column-width="1.1827in"/>
    </style:style>
    <style:style style:name="co4" style:family="table-column">
      <style:table-column-properties fo:break-before="auto" style:column-width="1.1291in"/>
    </style:style>
    <style:style style:name="co5" style:family="table-column">
      <style:table-column-properties fo:break-before="auto" style:column-width="1.0756in"/>
    </style:style>
    <style:style style:name="co6" style:family="table-column">
      <style:table-column-properties fo:break-before="auto" style:column-width="1.161in"/>
    </style:style>
    <style:style style:name="co7" style:family="table-column">
      <style:table-column-properties fo:break-before="auto" style:column-width="1.1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131">
      <style:table-cell-properties fo:border="0.74pt solid #000000"/>
    </style:style>
    <style:style style:name="ce6" style:family="table-cell" style:parent-style-name="Default" style:data-style-name="N131"/>
    <style:style style:name="ce7" style:family="table-cell" style:parent-style-name="Default">
      <style:table-cell-properties fo:border-bottom="none" fo:border-left="none" fo:border-right="none" fo:border-top="0.51pt solid #000000"/>
      <style:text-properties style:use-window-font-color="true" style:text-outline="false" style:text-line-through-style="none" style:text-line-through-type="none" fo:font-size="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dwaita Sans" style:font-size-asian="6.80000019073486pt" style:language-asian="none" style:country-asian="none" style:font-style-asian="normal" style:font-weight-asian="normal" style:font-name-complex="CaskaydiaCove NFP" style:font-size-complex="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fo:font-size="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dwaita Sans" style:font-size-asian="6.80000019073486pt" style:language-asian="none" style:country-asian="none" style:font-style-asian="normal" style:font-weight-asian="normal" style:font-name-complex="CaskaydiaCove NFP" style:font-size-complex="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74pt solid #000000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3016in" svg:height="3.5449in" svg:x="0.885in" svg:y="1.626in">
            <draw:object draw:notify-on-update-of-ranges="Sheet1.B1:Sheet1.B1 Sheet1.C3:Sheet1.C5 Sheet1.H1:Sheet1.H1 Sheet1.I3:Sheet1.I5 Sheet1.N1:Sheet1.N1 Sheet1.O3:Sheet1.O5 Sheet1.T1:Sheet1.T1 Sheet1.U3:Sheet1.U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0.8882in" svg:y="5.7283in">
            <draw:object draw:notify-on-update-of-ranges="Sheet1.B1:Sheet1.B1 Sheet1.F3:Sheet1.F5 Sheet1.H1:Sheet1.H1 Sheet1.L3:Sheet1.L5 Sheet1.N1:Sheet1.N1 Sheet1.R3:Sheet1.R5 Sheet1.T1:Sheet1.T1 Sheet1.X3:Sheet1.X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6.2988in" svg:height="3.5429in" svg:x="7.4677in" svg:y="1.6122in">
            <draw:object draw:notify-on-update-of-ranges="Sheet1.B1:Sheet1.B1 Sheet1.D3:Sheet1.D5 Sheet1.H1:Sheet1.H1 Sheet1.J3:Sheet1.J5 Sheet1.N1:Sheet1.N1 Sheet1.P3:Sheet1.P5 Sheet1.T1:Sheet1.T1 Sheet1.V3:Sheet1.V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style-name="gr1" draw:text-style-name="P1" svg:width="6.2988in" svg:height="3.5429in" svg:x="7.4441in" svg:y="5.7146in">
            <draw:object draw:notify-on-update-of-ranges="Sheet1.B1:Sheet1.B1 Sheet1.G3:Sheet1.G5 Sheet1.H1:Sheet1.H1 Sheet1.M3:Sheet1.M5 Sheet1.N1:Sheet1.N1 Sheet1.S3:Sheet1.S5 Sheet1.T1:Sheet1.T1 Sheet1.Y3:Sheet1.Y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3"/>
        <table:table-column table:style-name="co2" table:number-columns-repeated="7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Test</text:p>
          </table:table-cell>
          <table:table-cell table:style-name="ce13" office:value-type="string" calcext:value-type="string" table:number-columns-spanned="6" table:number-rows-spanned="1">
            <text:p>SLL</text:p>
          </table:table-cell>
          <table:covered-table-cell table:number-columns-repeated="5" table:style-name="ce9"/>
          <table:table-cell table:style-name="ce13" office:value-type="string" calcext:value-type="string" table:number-columns-spanned="6" table:number-rows-spanned="1">
            <text:p>BST</text:p>
          </table:table-cell>
          <table:covered-table-cell table:number-columns-repeated="5" table:style-name="ce9"/>
          <table:table-cell table:style-name="ce13" office:value-type="string" calcext:value-type="string" table:number-columns-spanned="6" table:number-rows-spanned="1">
            <text:p>RBT</text:p>
          </table:table-cell>
          <table:covered-table-cell table:number-columns-repeated="5" table:style-name="ce9"/>
          <table:table-cell table:style-name="ce13" office:value-type="string" calcext:value-type="string" table:number-columns-spanned="6" table:number-rows-spanned="1">
            <text:p>CHT</text:p>
          </table:table-cell>
          <table:covered-table-cell table:number-columns-repeated="5" table:style-name="ce9"/>
          <table:table-cell table:style-name="ce10"/>
          <table:table-cell table:number-columns-repeated="5"/>
        </table:table-row>
        <table:table-row table:style-name="ro1">
          <table:covered-table-cell table:style-name="ce2"/>
          <table:table-cell table:style-name="ce13" office:value-type="string" calcext:value-type="string">
            <text:p>Random Insertion</text:p>
          </table:table-cell>
          <table:table-cell table:style-name="ce13" office:value-type="string" calcext:value-type="string">
            <text:p>Random Search</text:p>
          </table:table-cell>
          <table:table-cell table:style-name="ce13" office:value-type="string" calcext:value-type="string">
            <text:p>Random Delete</text:p>
          </table:table-cell>
          <table:table-cell table:style-name="ce13" office:value-type="string" calcext:value-type="string">
            <text:p>Ordered Insert</text:p>
          </table:table-cell>
          <table:table-cell table:style-name="ce13" office:value-type="string" calcext:value-type="string">
            <text:p>Ordered Search</text:p>
          </table:table-cell>
          <table:table-cell table:style-name="ce13" office:value-type="string" calcext:value-type="string">
            <text:p>Ordered Delete</text:p>
          </table:table-cell>
          <table:table-cell table:style-name="ce13" office:value-type="string" calcext:value-type="string">
            <text:p>Random Insertion</text:p>
          </table:table-cell>
          <table:table-cell table:style-name="ce13" office:value-type="string" calcext:value-type="string">
            <text:p>Random Search</text:p>
          </table:table-cell>
          <table:table-cell table:style-name="ce13" office:value-type="string" calcext:value-type="string">
            <text:p>Random Delete</text:p>
          </table:table-cell>
          <table:table-cell table:style-name="ce13" office:value-type="string" calcext:value-type="string">
            <text:p>Ordered Insert</text:p>
          </table:table-cell>
          <table:table-cell table:style-name="ce13" office:value-type="string" calcext:value-type="string">
            <text:p>Ordered Search</text:p>
          </table:table-cell>
          <table:table-cell table:style-name="ce13" office:value-type="string" calcext:value-type="string">
            <text:p>Ordered Delete</text:p>
          </table:table-cell>
          <table:table-cell table:style-name="ce13" office:value-type="string" calcext:value-type="string">
            <text:p>Random Insertion</text:p>
          </table:table-cell>
          <table:table-cell table:style-name="ce13" office:value-type="string" calcext:value-type="string">
            <text:p>Random Search</text:p>
          </table:table-cell>
          <table:table-cell table:style-name="ce13" office:value-type="string" calcext:value-type="string">
            <text:p>Random Delete</text:p>
          </table:table-cell>
          <table:table-cell table:style-name="ce13" office:value-type="string" calcext:value-type="string">
            <text:p>Ordered Insert</text:p>
          </table:table-cell>
          <table:table-cell table:style-name="ce13" office:value-type="string" calcext:value-type="string">
            <text:p>Ordered Search</text:p>
          </table:table-cell>
          <table:table-cell table:style-name="ce13" office:value-type="string" calcext:value-type="string">
            <text:p>Ordered Delete</text:p>
          </table:table-cell>
          <table:table-cell table:style-name="ce13" office:value-type="string" calcext:value-type="string">
            <text:p>Random Insertion</text:p>
          </table:table-cell>
          <table:table-cell table:style-name="ce13" office:value-type="string" calcext:value-type="string">
            <text:p>Random Search</text:p>
          </table:table-cell>
          <table:table-cell table:style-name="ce13" office:value-type="string" calcext:value-type="string">
            <text:p>Random Delete</text:p>
          </table:table-cell>
          <table:table-cell table:style-name="ce13" office:value-type="string" calcext:value-type="string">
            <text:p>Ordered Insert</text:p>
          </table:table-cell>
          <table:table-cell table:style-name="ce13" office:value-type="string" calcext:value-type="string">
            <text:p>Ordered Search</text:p>
          </table:table-cell>
          <table:table-cell table:style-name="ce13" office:value-type="string" calcext:value-type="string">
            <text:p>Ordered Delete</text:p>
          </table:table-cell>
          <table:table-cell table:style-name="ce10"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.3695" calcext:value-type="float">
            <text:p>40.3695</text:p>
          </table:table-cell>
          <table:table-cell office:value-type="float" office:value="28233.1" calcext:value-type="float">
            <text:p>28,233.1000</text:p>
          </table:table-cell>
          <table:table-cell office:value-type="float" office:value="29033.1" calcext:value-type="float">
            <text:p>29,033.1000</text:p>
          </table:table-cell>
          <table:table-cell office:value-type="float" office:value="11.6068" calcext:value-type="float">
            <text:p>11.6068</text:p>
          </table:table-cell>
          <table:table-cell office:value-type="float" office:value="29033.1" calcext:value-type="float">
            <text:p>29,033.1000</text:p>
          </table:table-cell>
          <table:table-cell office:value-type="float" office:value="36413.1" calcext:value-type="float">
            <text:p>36,413.1000</text:p>
          </table:table-cell>
          <table:table-cell office:value-type="float" office:value="1340.87" calcext:value-type="float">
            <text:p>1,340.8700</text:p>
          </table:table-cell>
          <table:table-cell office:value-type="float" office:value="13.2907" calcext:value-type="float">
            <text:p>13.2907</text:p>
          </table:table-cell>
          <table:table-cell office:value-type="float" office:value="13.921" calcext:value-type="float">
            <text:p>13.9210</text:p>
          </table:table-cell>
          <table:table-cell office:value-type="float" office:value="131.576" calcext:value-type="float">
            <text:p>131.5760</text:p>
          </table:table-cell>
          <table:table-cell office:value-type="float" office:value="4.27134" calcext:value-type="float">
            <text:p>4.2713</text:p>
          </table:table-cell>
          <table:table-cell office:value-type="float" office:value="4.90172" calcext:value-type="float">
            <text:p>4.9017</text:p>
          </table:table-cell>
          <table:table-cell office:value-type="float" office:value="665.257" calcext:value-type="float">
            <text:p>665.2570</text:p>
          </table:table-cell>
          <table:table-cell office:value-type="float" office:value="7.00812" calcext:value-type="float">
            <text:p>7.0081</text:p>
          </table:table-cell>
          <table:table-cell office:value-type="float" office:value="7.94725" calcext:value-type="float">
            <text:p>7.9473</text:p>
          </table:table-cell>
          <table:table-cell office:value-type="float" office:value="310.742" calcext:value-type="float">
            <text:p>310.7420</text:p>
          </table:table-cell>
          <table:table-cell office:value-type="float" office:value="4.96276" calcext:value-type="float">
            <text:p>4.9628</text:p>
          </table:table-cell>
          <table:table-cell office:value-type="float" office:value="6.48117" calcext:value-type="float">
            <text:p>6.4812</text:p>
          </table:table-cell>
          <table:table-cell office:value-type="float" office:value="401.42" calcext:value-type="float">
            <text:p>401.4200</text:p>
          </table:table-cell>
          <table:table-cell office:value-type="float" office:value="5.14198" calcext:value-type="float">
            <text:p>5.1420</text:p>
          </table:table-cell>
          <table:table-cell office:value-type="float" office:value="5.44803" calcext:value-type="float">
            <text:p>5.4480</text:p>
          </table:table-cell>
          <table:table-cell office:value-type="float" office:value="32.3204" calcext:value-type="float">
            <text:p>32.3204</text:p>
          </table:table-cell>
          <table:table-cell office:value-type="float" office:value="6.01539" calcext:value-type="float">
            <text:p>6.0154</text:p>
          </table:table-cell>
          <table:table-cell office:value-type="float" office:value="5.67875" calcext:value-type="float">
            <text:p>5.6788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.2518" calcext:value-type="float">
            <text:p>37.2518</text:p>
          </table:table-cell>
          <table:table-cell office:value-type="float" office:value="20479.6" calcext:value-type="float">
            <text:p>20,479.6000</text:p>
          </table:table-cell>
          <table:table-cell office:value-type="float" office:value="23781.8" calcext:value-type="float">
            <text:p>23,781.8000</text:p>
          </table:table-cell>
          <table:table-cell office:value-type="float" office:value="10.0964" calcext:value-type="float">
            <text:p>10.0964</text:p>
          </table:table-cell>
          <table:table-cell office:value-type="float" office:value="21812.7" calcext:value-type="float">
            <text:p>21,812.7000</text:p>
          </table:table-cell>
          <table:table-cell office:value-type="float" office:value="26384.3" calcext:value-type="float">
            <text:p>26,384.3000</text:p>
          </table:table-cell>
          <table:table-cell office:value-type="float" office:value="1330.46" calcext:value-type="float">
            <text:p>1,330.4600</text:p>
          </table:table-cell>
          <table:table-cell office:value-type="float" office:value="13.5082" calcext:value-type="float">
            <text:p>13.5082</text:p>
          </table:table-cell>
          <table:table-cell office:value-type="float" office:value="152.15" calcext:value-type="float">
            <text:p>152.1500</text:p>
          </table:table-cell>
          <table:table-cell office:value-type="float" office:value="133.074" calcext:value-type="float">
            <text:p>133.0740</text:p>
          </table:table-cell>
          <table:table-cell office:value-type="float" office:value="4.36401" calcext:value-type="float">
            <text:p>4.3640</text:p>
          </table:table-cell>
          <table:table-cell office:value-type="float" office:value="4.79647" calcext:value-type="float">
            <text:p>4.7965</text:p>
          </table:table-cell>
          <table:table-cell office:value-type="float" office:value="798.523" calcext:value-type="float">
            <text:p>798.5230</text:p>
          </table:table-cell>
          <table:table-cell office:value-type="float" office:value="8.75286" calcext:value-type="float">
            <text:p>8.7529</text:p>
          </table:table-cell>
          <table:table-cell office:value-type="float" office:value="10.6523" calcext:value-type="float">
            <text:p>10.6523</text:p>
          </table:table-cell>
          <table:table-cell office:value-type="float" office:value="328.106" calcext:value-type="float">
            <text:p>328.1060</text:p>
          </table:table-cell>
          <table:table-cell office:value-type="float" office:value="4.473" calcext:value-type="float">
            <text:p>4.4730</text:p>
          </table:table-cell>
          <table:table-cell office:value-type="float" office:value="6.39423" calcext:value-type="float">
            <text:p>6.3942</text:p>
          </table:table-cell>
          <table:table-cell office:value-type="float" office:value="386.756" calcext:value-type="float">
            <text:p>386.7560</text:p>
          </table:table-cell>
          <table:table-cell office:value-type="float" office:value="5.19907" calcext:value-type="float">
            <text:p>5.1991</text:p>
          </table:table-cell>
          <table:table-cell office:value-type="float" office:value="5.31779" calcext:value-type="float">
            <text:p>5.3178</text:p>
          </table:table-cell>
          <table:table-cell office:value-type="float" office:value="32.9264" calcext:value-type="float">
            <text:p>32.9264</text:p>
          </table:table-cell>
          <table:table-cell office:value-type="float" office:value="5.8722" calcext:value-type="float">
            <text:p>5.8722</text:p>
          </table:table-cell>
          <table:table-cell office:value-type="float" office:value="5.86036" calcext:value-type="float">
            <text:p>5.8604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9.0413" calcext:value-type="float">
            <text:p>39.0413</text:p>
          </table:table-cell>
          <table:table-cell office:value-type="float" office:value="24923.6" calcext:value-type="float">
            <text:p>24,923.6000</text:p>
          </table:table-cell>
          <table:table-cell office:value-type="float" office:value="33482.3" calcext:value-type="float">
            <text:p>33,482.3000</text:p>
          </table:table-cell>
          <table:table-cell office:value-type="float" office:value="10.7914" calcext:value-type="float">
            <text:p>10.7914</text:p>
          </table:table-cell>
          <table:table-cell office:value-type="float" office:value="25397.3" calcext:value-type="float">
            <text:p>25,397.3000</text:p>
          </table:table-cell>
          <table:table-cell office:value-type="float" office:value="31524.2" calcext:value-type="float">
            <text:p>31,524.2000</text:p>
          </table:table-cell>
          <table:table-cell office:value-type="float" office:value="1352.98" calcext:value-type="float">
            <text:p>1,352.9800</text:p>
          </table:table-cell>
          <table:table-cell office:value-type="float" office:value="137.305" calcext:value-type="float">
            <text:p>137.3050</text:p>
          </table:table-cell>
          <table:table-cell office:value-type="float" office:value="13.2867" calcext:value-type="float">
            <text:p>13.2867</text:p>
          </table:table-cell>
          <table:table-cell office:value-type="float" office:value="134.735" calcext:value-type="float">
            <text:p>134.7350</text:p>
          </table:table-cell>
          <table:table-cell office:value-type="float" office:value="4.7014" calcext:value-type="float">
            <text:p>4.7014</text:p>
          </table:table-cell>
          <table:table-cell office:value-type="float" office:value="5.27168" calcext:value-type="float">
            <text:p>5.2717</text:p>
          </table:table-cell>
          <table:table-cell office:value-type="float" office:value="862.205" calcext:value-type="float">
            <text:p>862.2050</text:p>
          </table:table-cell>
          <table:table-cell office:value-type="float" office:value="7.7993" calcext:value-type="float">
            <text:p>7.7993</text:p>
          </table:table-cell>
          <table:table-cell office:value-type="float" office:value="8.58936" calcext:value-type="float">
            <text:p>8.5894</text:p>
          </table:table-cell>
          <table:table-cell office:value-type="float" office:value="331.465" calcext:value-type="float">
            <text:p>331.4650</text:p>
          </table:table-cell>
          <table:table-cell office:value-type="float" office:value="5.74711" calcext:value-type="float">
            <text:p>5.7471</text:p>
          </table:table-cell>
          <table:table-cell office:value-type="float" office:value="8.73262" calcext:value-type="float">
            <text:p>8.7326</text:p>
          </table:table-cell>
          <table:table-cell office:value-type="float" office:value="310.35" calcext:value-type="float">
            <text:p>310.3500</text:p>
          </table:table-cell>
          <table:table-cell office:value-type="float" office:value="4.30794" calcext:value-type="float">
            <text:p>4.3079</text:p>
          </table:table-cell>
          <table:table-cell office:value-type="float" office:value="4.27818" calcext:value-type="float">
            <text:p>4.2782</text:p>
          </table:table-cell>
          <table:table-cell office:value-type="float" office:value="20.0717" calcext:value-type="float">
            <text:p>20.0717</text:p>
          </table:table-cell>
          <table:table-cell office:value-type="float" office:value="4.15562" calcext:value-type="float">
            <text:p>4.1556</text:p>
          </table:table-cell>
          <table:table-cell office:value-type="float" office:value="4.05812" calcext:value-type="float">
            <text:p>4.0581</text:p>
          </table:table-cell>
          <table:table-cell table:number-columns-repeated="6"/>
        </table:table-row>
        <table:table-row table:style-name="ro1">
          <table:table-cell table:style-name="ce13" office:value-type="string" calcext:value-type="string">
            <text:p>Average</text:p>
          </table:table-cell>
          <table:table-cell table:formula="of:=([.B$3]+[.B$4]+[.B$5])/3" office:value-type="float" office:value="38.8875333333333" calcext:value-type="float">
            <text:p>38.8875</text:p>
          </table:table-cell>
          <table:table-cell table:formula="of:=([.C$3]+[.C$4]+[.C$5])/3" office:value-type="float" office:value="24545.4333333333" calcext:value-type="float">
            <text:p>24,545.4333</text:p>
          </table:table-cell>
          <table:table-cell table:formula="of:=([.D$3]+[.D$4]+[.D$5])/3" office:value-type="float" office:value="28765.7333333333" calcext:value-type="float">
            <text:p>28,765.7333</text:p>
          </table:table-cell>
          <table:table-cell table:formula="of:=([.E$3]+[.E$4]+[.E$5])/3" office:value-type="float" office:value="10.8315333333333" calcext:value-type="float">
            <text:p>10.8315</text:p>
          </table:table-cell>
          <table:table-cell table:formula="of:=([.F$3]+[.F$4]+[.F$5])/3" office:value-type="float" office:value="25414.3666666667" calcext:value-type="float">
            <text:p>25,414.3667</text:p>
          </table:table-cell>
          <table:table-cell table:formula="of:=([.G$3]+[.G$4]+[.G$5])/3" office:value-type="float" office:value="31440.5333333333" calcext:value-type="float">
            <text:p>31,440.5333</text:p>
          </table:table-cell>
          <table:table-cell table:formula="of:=([.H$3]+[.H$4]+[.H$5])/3" office:value-type="float" office:value="1341.43666666667" calcext:value-type="float">
            <text:p>1,341.4367</text:p>
          </table:table-cell>
          <table:table-cell table:formula="of:=([.I$3]+[.I$4]+[.I$5])/3" office:value-type="float" office:value="54.7013" calcext:value-type="float">
            <text:p>54.7013</text:p>
          </table:table-cell>
          <table:table-cell table:formula="of:=([.J$3]+[.J$4]+[.J$5])/3" office:value-type="float" office:value="59.7859" calcext:value-type="float">
            <text:p>59.7859</text:p>
          </table:table-cell>
          <table:table-cell table:formula="of:=([.K$3]+[.K$4]+[.K$5])/3" office:value-type="float" office:value="133.128333333333" calcext:value-type="float">
            <text:p>133.1283</text:p>
          </table:table-cell>
          <table:table-cell table:formula="of:=([.L$3]+[.L$4]+[.L$5])/3" office:value-type="float" office:value="4.44558333333333" calcext:value-type="float">
            <text:p>4.4456</text:p>
          </table:table-cell>
          <table:table-cell table:formula="of:=([.M$3]+[.M$4]+[.M$5])/3" office:value-type="float" office:value="4.98995666666667" calcext:value-type="float">
            <text:p>4.9900</text:p>
          </table:table-cell>
          <table:table-cell table:formula="of:=([.N$3]+[.N$4]+[.N$5])/3" office:value-type="float" office:value="775.328333333333" calcext:value-type="float">
            <text:p>775.3283</text:p>
          </table:table-cell>
          <table:table-cell table:formula="of:=([.O$3]+[.O$4]+[.O$5])/3" office:value-type="float" office:value="7.85342666666667" calcext:value-type="float">
            <text:p>7.8534</text:p>
          </table:table-cell>
          <table:table-cell table:formula="of:=([.P$3]+[.P$4]+[.P$5])/3" office:value-type="float" office:value="9.06297" calcext:value-type="float">
            <text:p>9.0630</text:p>
          </table:table-cell>
          <table:table-cell table:formula="of:=([.Q$3]+[.Q$4]+[.Q$5])/3" office:value-type="float" office:value="323.437666666667" calcext:value-type="float">
            <text:p>323.4377</text:p>
          </table:table-cell>
          <table:table-cell table:formula="of:=([.R$3]+[.R$4]+[.R$5])/3" office:value-type="float" office:value="5.06095666666667" calcext:value-type="float">
            <text:p>5.0610</text:p>
          </table:table-cell>
          <table:table-cell table:formula="of:=([.S$3]+[.S$4]+[.S$5])/3" office:value-type="float" office:value="7.20267333333333" calcext:value-type="float">
            <text:p>7.2027</text:p>
          </table:table-cell>
          <table:table-cell table:formula="of:=([.T$3]+[.T$4]+[.T$5])/3" office:value-type="float" office:value="366.175333333333" calcext:value-type="float">
            <text:p>366.1753</text:p>
          </table:table-cell>
          <table:table-cell table:formula="of:=([.U$3]+[.U$4]+[.U$5])/3" office:value-type="float" office:value="4.88299666666667" calcext:value-type="float">
            <text:p>4.8830</text:p>
          </table:table-cell>
          <table:table-cell table:formula="of:=([.V$3]+[.V$4]+[.V$5])/3" office:value-type="float" office:value="5.01466666666667" calcext:value-type="float">
            <text:p>5.0147</text:p>
          </table:table-cell>
          <table:table-cell table:formula="of:=([.W$3]+[.W$4]+[.W$5])/3" office:value-type="float" office:value="28.4395" calcext:value-type="float">
            <text:p>28.4395</text:p>
          </table:table-cell>
          <table:table-cell table:formula="of:=([.X$3]+[.X$4]+[.X$5])/3" office:value-type="float" office:value="5.34773666666667" calcext:value-type="float">
            <text:p>5.3477</text:p>
          </table:table-cell>
          <table:table-cell table:formula="of:=([.Y$3]+[.Y$4]+[.Y$5])/3" office:value-type="float" office:value="5.19907666666667" calcext:value-type="float">
            <text:p>5.1991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6" table:formula="of:=([.B$6]+[.E$6])/2" office:value-type="float" office:value="24.8595333333333" calcext:value-type="float">
            <text:p>24.8595</text:p>
          </table:table-cell>
          <table:table-cell table:style-name="ce6" table:formula="of:=([.C$6]+[.F$6])/2" office:value-type="float" office:value="24979.9" calcext:value-type="float">
            <text:p>24,979.9000</text:p>
          </table:table-cell>
          <table:table-cell table:style-name="ce6" table:formula="of:=([.D$6]+[.G$6])/2" office:value-type="float" office:value="30103.1333333333" calcext:value-type="float">
            <text:p>30,103.1333</text:p>
          </table:table-cell>
          <table:table-cell table:style-name="Default" table:number-columns-repeated="3"/>
          <table:table-cell table:style-name="ce6" table:formula="of:=([.H$6]+[.K$6])/2" office:value-type="float" office:value="737.2825" calcext:value-type="float">
            <text:p>737.2825</text:p>
          </table:table-cell>
          <table:table-cell table:style-name="ce6" table:formula="of:=([.I$6]+[.L$6])/2" office:value-type="float" office:value="29.5734416666667" calcext:value-type="float">
            <text:p>29.5734</text:p>
          </table:table-cell>
          <table:table-cell table:style-name="ce6" table:formula="of:=([.J$6]+[.M$6])/2" office:value-type="float" office:value="32.3879283333333" calcext:value-type="float">
            <text:p>32.3879</text:p>
          </table:table-cell>
          <table:table-cell table:style-name="Default" table:number-columns-repeated="3"/>
          <table:table-cell table:style-name="ce6" table:formula="of:=([.N$6]+[.Q$6])/2" office:value-type="float" office:value="549.383" calcext:value-type="float">
            <text:p>549.3830</text:p>
          </table:table-cell>
          <table:table-cell table:style-name="ce6" table:formula="of:=([.O$6]+[.R$6])/2" office:value-type="float" office:value="6.45719166666667" calcext:value-type="float">
            <text:p>6.4572</text:p>
          </table:table-cell>
          <table:table-cell table:style-name="ce6" table:formula="of:=([.P$6]+[.S$6])/2" office:value-type="float" office:value="8.13282166666667" calcext:value-type="float">
            <text:p>8.1328</text:p>
          </table:table-cell>
          <table:table-cell table:style-name="Default" table:number-columns-repeated="3"/>
          <table:table-cell table:style-name="ce6" table:formula="of:=([.T$6]+[.W$6])/2" office:value-type="float" office:value="197.307416666667" calcext:value-type="float">
            <text:p>197.3074</text:p>
          </table:table-cell>
          <table:table-cell table:style-name="ce6" table:formula="of:=([.U$6]+[.X$6])/2" office:value-type="float" office:value="5.11536666666667" calcext:value-type="float">
            <text:p>5.1154</text:p>
          </table:table-cell>
          <table:table-cell table:style-name="ce6" table:formula="of:=([.V$6]+[.Y$6])/2" office:value-type="float" office:value="5.10687166666667" calcext:value-type="float">
            <text:p>5.1069</text:p>
          </table:table-cell>
          <table:table-cell table:style-name="Default" table:number-columns-repeated="3"/>
          <table:table-cell table:number-columns-repeated="6"/>
        </table:table-row>
        <table:table-row table:style-name="ro1">
          <table:table-cell table:style-name="Default"/>
          <table:table-cell table:style-name="ce7"/>
          <table:table-cell table:style-name="Default" table:number-columns-repeated="23"/>
          <table:table-cell table:number-columns-repeated="6"/>
        </table:table-row>
        <table:table-row table:style-name="ro1">
          <table:table-cell table:style-name="Default"/>
          <table:table-cell table:style-name="ce8"/>
          <table:table-cell table:style-name="Default" table:number-columns-repeated="23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CaskaydiaCove NFP" svg:font-family="'CaskaydiaCove NFP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Adwaita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6" number:min-decimal-places="6" number:min-integer-digits="1"/>
    </number:number-style>
    <number:number-style style:name="N130">
      <number:number number:decimal-places="3" number:min-decimal-places="3" number:min-integer-digits="1" number:grouping="true"/>
    </number:number-style>
    <number:number-style style:name="N131">
      <number:number number:decimal-places="4" number:min-decimal-places="4" number:min-integer-digits="1" number:grouping="true"/>
    </number:number-style>
    <number:number-style style:name="N132">
      <number:number number:decimal-places="14" number:min-decimal-places="14" number:min-integer-digits="1"/>
    </number:number-style>
    <number:number-style style:name="N133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5">00/00/0000</text:date>, <text:time style:data-style-name="N2" text:time-value="01:09:47.30960542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04T19:02:42.577374283</meta:creation-date>
    <meta:generator>LibreOffice/25.2.3.2$Linux_X86_64 LibreOffice_project/520$Build-2</meta:generator>
    <dc:date>2025-06-05T01:10:36.753188774</dc:date>
    <meta:editing-duration>PT3H44M34S</meta:editing-duration>
    <meta:editing-cycles>14</meta:editing-cycles>
    <meta:document-statistic meta:table-count="1" meta:cell-count="141" meta:object-count="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131">
      <number:number number:decimal-places="4" number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31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131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3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131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13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.007cm" svg:height="9.005cm" xlink:href=".." xlink:type="simple" chart:class="chart:line" chart:style-name="ch1">
        <chart:title svg:x="5.957cm" svg:y="0.316cm" chart:style-name="ch2">
          <text:p>Búsqueda Aleatoria</text:p>
        </chart:title>
        <chart:legend chart:legend-position="end" svg:x="13.956cm" svg:y="3.456cm" style:legend-expansion="high" chart:style-name="ch3"/>
        <chart:plot-area chart:style-name="ch4" svg:x="1.331cm" svg:y="1.275cm" svg:width="12.305cm" svg:height="6.569cm">
          <chart:coordinate-region svg:x="3.686cm" svg:y="1.475cm" svg:width="9.853cm" svg:height="5.722cm"/>
          <chart:axis chart:dimension="x" chart:name="primary-x" chart:style-name="ch5">
            <chart:title svg:x="6.905cm" svg:y="8.024cm" chart:style-name="ch2">
              <text:p><text:span text:style-name="T1">Corrida</text:span></text:p>
            </chart:title>
          </chart:axis>
          <chart:axis chart:dimension="y" chart:name="primary-y" chart:style-name="ch6">
            <chart:title svg:x="0.451cm" svg:y="5.507cm" chart:style-name="ch7">
              <text:p><text:span text:style-name="T1">Tiempo (ms)</text:span></text:p>
            </chart:title>
            <chart:grid chart:style-name="ch8" chart:class="major"/>
          </chart:axis>
          <chart:series chart:style-name="ch9" chart:values-cell-range-address="Sheet1.C3:Sheet1.C5" chart:label-cell-address="Sheet1.B1:Sheet1.B1" chart:class="chart:line">
            <chart:data-point chart:repeated="3"/>
          </chart:series>
          <chart:series chart:style-name="ch10" chart:values-cell-range-address="Sheet1.I3:Sheet1.I5" chart:label-cell-address="Sheet1.H1:Sheet1.H1" chart:class="chart:line">
            <chart:data-point chart:repeated="3"/>
          </chart:series>
          <chart:series chart:style-name="ch11" chart:values-cell-range-address="Sheet1.O3:Sheet1.O5" chart:label-cell-address="Sheet1.N1:Sheet1.N1" chart:class="chart:line">
            <chart:data-point chart:repeated="3"/>
          </chart:series>
          <chart:series chart:style-name="ch12" chart:values-cell-range-address="Sheet1.U3:Sheet1.U5" chart:label-cell-address="Sheet1.T1:Sheet1.T1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L</text:p>
                <draw:g>
                  <svg:desc>Sheet1.B1:Sheet1.B1</svg:desc>
                </draw:g>
              </table:table-cell>
              <table:table-cell office:value-type="string">
                <text:p>BST</text:p>
                <draw:g>
                  <svg:desc>Sheet1.H1:Sheet1.H1</svg:desc>
                </draw:g>
              </table:table-cell>
              <table:table-cell office:value-type="string">
                <text:p>RBT</text:p>
                <draw:g>
                  <svg:desc>Sheet1.N1:Sheet1.N1</svg:desc>
                </draw:g>
              </table:table-cell>
              <table:table-cell office:value-type="string">
                <text:p>CHT</text:p>
                <draw:g>
                  <svg:desc>Sheet1.T1:Sheet1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233.1">
                <text:p>28233.1</text:p>
                <draw:g>
                  <svg:desc>Sheet1.C3:Sheet1.C5</svg:desc>
                </draw:g>
              </table:table-cell>
              <table:table-cell office:value-type="float" office:value="13.2907">
                <text:p>13.2907</text:p>
                <draw:g>
                  <svg:desc>Sheet1.I3:Sheet1.I5</svg:desc>
                </draw:g>
              </table:table-cell>
              <table:table-cell office:value-type="float" office:value="7.00812">
                <text:p>7.00812</text:p>
                <draw:g>
                  <svg:desc>Sheet1.O3:Sheet1.O5</svg:desc>
                </draw:g>
              </table:table-cell>
              <table:table-cell office:value-type="float" office:value="5.14198">
                <text:p>5.14198</text:p>
                <draw:g>
                  <svg:desc>Sheet1.U3:Sheet1.U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479.6">
                <text:p>20479.6</text:p>
              </table:table-cell>
              <table:table-cell office:value-type="float" office:value="13.5082">
                <text:p>13.5082</text:p>
              </table:table-cell>
              <table:table-cell office:value-type="float" office:value="8.75286">
                <text:p>8.75286</text:p>
              </table:table-cell>
              <table:table-cell office:value-type="float" office:value="5.19907">
                <text:p>5.199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923.6">
                <text:p>24923.6</text:p>
              </table:table-cell>
              <table:table-cell office:value-type="float" office:value="137.305">
                <text:p>137.305</text:p>
              </table:table-cell>
              <table:table-cell office:value-type="float" office:value="7.7993">
                <text:p>7.7993</text:p>
              </table:table-cell>
              <table:table-cell office:value-type="float" office:value="4.30794">
                <text:p>4.307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131">
      <number:number number:decimal-places="4" number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31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131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3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131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13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line" chart:style-name="ch1">
        <chart:title svg:x="5.817cm" svg:y="0.316cm" chart:style-name="ch2">
          <text:p>Eliminación Aleatoria</text:p>
        </chart:title>
        <chart:legend chart:legend-position="end" svg:x="13.949cm" svg:y="3.454cm" style:legend-expansion="high" chart:style-name="ch3"/>
        <chart:plot-area chart:style-name="ch4" svg:x="1.331cm" svg:y="1.275cm" svg:width="12.298cm" svg:height="6.564cm">
          <chart:coordinate-region svg:x="3.686cm" svg:y="1.474cm" svg:width="9.846cm" svg:height="5.718cm"/>
          <chart:axis chart:dimension="x" chart:name="primary-x" chart:style-name="ch5">
            <chart:title svg:x="6.902cm" svg:y="8.019cm" chart:style-name="ch2">
              <text:p><text:span text:style-name="T1">Corrida</text:span></text:p>
            </chart:title>
          </chart:axis>
          <chart:axis chart:dimension="y" chart:name="primary-y" chart:style-name="ch6">
            <chart:title svg:x="0.451cm" svg:y="5.505cm" chart:style-name="ch7">
              <text:p><text:span text:style-name="T1">Tiempo (ms)</text:span></text:p>
            </chart:title>
            <chart:grid chart:style-name="ch8" chart:class="major"/>
          </chart:axis>
          <chart:series chart:style-name="ch9" chart:values-cell-range-address="Sheet1.D3:Sheet1.D5" chart:label-cell-address="Sheet1.B1:Sheet1.B1" chart:class="chart:line">
            <chart:data-point chart:repeated="3"/>
          </chart:series>
          <chart:series chart:style-name="ch10" chart:values-cell-range-address="Sheet1.J3:Sheet1.J5" chart:label-cell-address="Sheet1.H1:Sheet1.H1" chart:class="chart:line">
            <chart:data-point chart:repeated="3"/>
          </chart:series>
          <chart:series chart:style-name="ch11" chart:values-cell-range-address="Sheet1.P3:Sheet1.P5" chart:label-cell-address="Sheet1.N1:Sheet1.N1" chart:class="chart:line">
            <chart:data-point chart:repeated="3"/>
          </chart:series>
          <chart:series chart:style-name="ch12" chart:values-cell-range-address="Sheet1.V3:Sheet1.V5" chart:label-cell-address="Sheet1.T1:Sheet1.T1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L</text:p>
                <draw:g>
                  <svg:desc>Sheet1.B1:Sheet1.B1</svg:desc>
                </draw:g>
              </table:table-cell>
              <table:table-cell office:value-type="string">
                <text:p>BST</text:p>
                <draw:g>
                  <svg:desc>Sheet1.H1:Sheet1.H1</svg:desc>
                </draw:g>
              </table:table-cell>
              <table:table-cell office:value-type="string">
                <text:p>RBT</text:p>
                <draw:g>
                  <svg:desc>Sheet1.N1:Sheet1.N1</svg:desc>
                </draw:g>
              </table:table-cell>
              <table:table-cell office:value-type="string">
                <text:p>CHT</text:p>
                <draw:g>
                  <svg:desc>Sheet1.T1:Sheet1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033.1">
                <text:p>29033.1</text:p>
                <draw:g>
                  <svg:desc>Sheet1.D3:Sheet1.D5</svg:desc>
                </draw:g>
              </table:table-cell>
              <table:table-cell office:value-type="float" office:value="13.921">
                <text:p>13.921</text:p>
                <draw:g>
                  <svg:desc>Sheet1.J3:Sheet1.J5</svg:desc>
                </draw:g>
              </table:table-cell>
              <table:table-cell office:value-type="float" office:value="7.94725">
                <text:p>7.94725</text:p>
                <draw:g>
                  <svg:desc>Sheet1.P3:Sheet1.P5</svg:desc>
                </draw:g>
              </table:table-cell>
              <table:table-cell office:value-type="float" office:value="5.44803">
                <text:p>5.44803</text:p>
                <draw:g>
                  <svg:desc>Sheet1.V3:Sheet1.V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781.8">
                <text:p>23781.8</text:p>
              </table:table-cell>
              <table:table-cell office:value-type="float" office:value="152.15">
                <text:p>152.15</text:p>
              </table:table-cell>
              <table:table-cell office:value-type="float" office:value="10.6523">
                <text:p>10.6523</text:p>
              </table:table-cell>
              <table:table-cell office:value-type="float" office:value="5.31779">
                <text:p>5.317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482.3">
                <text:p>33482.3</text:p>
              </table:table-cell>
              <table:table-cell office:value-type="float" office:value="13.2867">
                <text:p>13.2867</text:p>
              </table:table-cell>
              <table:table-cell office:value-type="float" office:value="8.58936">
                <text:p>8.58936</text:p>
              </table:table-cell>
              <table:table-cell office:value-type="float" office:value="4.27818">
                <text:p>4.278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131">
      <number:number number:decimal-places="4" number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31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131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3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131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13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line" chart:style-name="ch1">
        <chart:title svg:x="5.841cm" svg:y="0.316cm" chart:style-name="ch2">
          <text:p>Búsqueda Ordenada</text:p>
        </chart:title>
        <chart:legend chart:legend-position="end" svg:x="13.949cm" svg:y="3.454cm" style:legend-expansion="high" chart:style-name="ch3"/>
        <chart:plot-area chart:style-name="ch4" svg:x="1.331cm" svg:y="1.275cm" svg:width="12.298cm" svg:height="6.564cm">
          <chart:coordinate-region svg:x="3.686cm" svg:y="1.474cm" svg:width="9.846cm" svg:height="5.718cm"/>
          <chart:axis chart:dimension="x" chart:name="primary-x" chart:style-name="ch5">
            <chart:title svg:x="6.902cm" svg:y="8.019cm" chart:style-name="ch2">
              <text:p><text:span text:style-name="T1">Corrida</text:span></text:p>
            </chart:title>
          </chart:axis>
          <chart:axis chart:dimension="y" chart:name="primary-y" chart:style-name="ch6">
            <chart:title svg:x="0.451cm" svg:y="5.505cm" chart:style-name="ch7">
              <text:p><text:span text:style-name="T1">Tiempo (ms)</text:span></text:p>
            </chart:title>
            <chart:grid chart:style-name="ch8" chart:class="major"/>
          </chart:axis>
          <chart:series chart:style-name="ch9" chart:values-cell-range-address="Sheet1.F3:Sheet1.F5" chart:label-cell-address="Sheet1.B1:Sheet1.B1" chart:class="chart:line">
            <chart:data-point chart:repeated="3"/>
          </chart:series>
          <chart:series chart:style-name="ch10" chart:values-cell-range-address="Sheet1.L3:Sheet1.L5" chart:label-cell-address="Sheet1.H1:Sheet1.H1" chart:class="chart:line">
            <chart:data-point chart:repeated="3"/>
          </chart:series>
          <chart:series chart:style-name="ch11" chart:values-cell-range-address="Sheet1.R3:Sheet1.R5" chart:label-cell-address="Sheet1.N1:Sheet1.N1" chart:class="chart:line">
            <chart:data-point chart:repeated="3"/>
          </chart:series>
          <chart:series chart:style-name="ch12" chart:values-cell-range-address="Sheet1.X3:Sheet1.X5" chart:label-cell-address="Sheet1.T1:Sheet1.T1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L</text:p>
                <draw:g>
                  <svg:desc>Sheet1.B1:Sheet1.B1</svg:desc>
                </draw:g>
              </table:table-cell>
              <table:table-cell office:value-type="string">
                <text:p>BST</text:p>
                <draw:g>
                  <svg:desc>Sheet1.H1:Sheet1.H1</svg:desc>
                </draw:g>
              </table:table-cell>
              <table:table-cell office:value-type="string">
                <text:p>RBT</text:p>
                <draw:g>
                  <svg:desc>Sheet1.N1:Sheet1.N1</svg:desc>
                </draw:g>
              </table:table-cell>
              <table:table-cell office:value-type="string">
                <text:p>CHT</text:p>
                <draw:g>
                  <svg:desc>Sheet1.T1:Sheet1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033.1">
                <text:p>29033.1</text:p>
                <draw:g>
                  <svg:desc>Sheet1.F3:Sheet1.F5</svg:desc>
                </draw:g>
              </table:table-cell>
              <table:table-cell office:value-type="float" office:value="4.27134">
                <text:p>4.27134</text:p>
                <draw:g>
                  <svg:desc>Sheet1.L3:Sheet1.L5</svg:desc>
                </draw:g>
              </table:table-cell>
              <table:table-cell office:value-type="float" office:value="4.96276">
                <text:p>4.96276</text:p>
                <draw:g>
                  <svg:desc>Sheet1.R3:Sheet1.R5</svg:desc>
                </draw:g>
              </table:table-cell>
              <table:table-cell office:value-type="float" office:value="6.01539">
                <text:p>6.01539</text:p>
                <draw:g>
                  <svg:desc>Sheet1.X3:Sheet1.X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812.7">
                <text:p>21812.7</text:p>
              </table:table-cell>
              <table:table-cell office:value-type="float" office:value="4.36401">
                <text:p>4.36401</text:p>
              </table:table-cell>
              <table:table-cell office:value-type="float" office:value="4.473">
                <text:p>4.473</text:p>
              </table:table-cell>
              <table:table-cell office:value-type="float" office:value="5.8722">
                <text:p>5.87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397.3">
                <text:p>25397.3</text:p>
              </table:table-cell>
              <table:table-cell office:value-type="float" office:value="4.7014">
                <text:p>4.7014</text:p>
              </table:table-cell>
              <table:table-cell office:value-type="float" office:value="5.74711">
                <text:p>5.74711</text:p>
              </table:table-cell>
              <table:table-cell office:value-type="float" office:value="4.15562">
                <text:p>4.1556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131">
      <number:number number:decimal-places="4" number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31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3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131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13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line" chart:style-name="ch1">
        <chart:title svg:x="5.704cm" svg:y="0.316cm" chart:style-name="ch2">
          <text:p>Eliminación Ordenada</text:p>
        </chart:title>
        <chart:legend chart:legend-position="end" svg:x="13.949cm" svg:y="3.454cm" style:legend-expansion="high" chart:style-name="ch3"/>
        <chart:plot-area chart:style-name="ch4" svg:x="1.331cm" svg:y="1.275cm" svg:width="12.298cm" svg:height="6.564cm">
          <chart:coordinate-region svg:x="3.686cm" svg:y="1.474cm" svg:width="9.943cm" svg:height="5.718cm"/>
          <chart:axis chart:dimension="x" chart:name="primary-x" chart:style-name="ch5">
            <chart:title svg:x="6.902cm" svg:y="8.019cm" chart:style-name="ch2">
              <text:p><text:span text:style-name="T1">Corrida</text:span></text:p>
            </chart:title>
          </chart:axis>
          <chart:axis chart:dimension="y" chart:name="primary-y" chart:style-name="ch6">
            <chart:title svg:x="0.451cm" svg:y="5.505cm" chart:style-name="ch7">
              <text:p><text:span text:style-name="T1">Tiempo (ms)</text:span></text:p>
            </chart:title>
            <chart:grid chart:style-name="ch8" chart:class="major"/>
          </chart:axis>
          <chart:series chart:style-name="ch9" chart:values-cell-range-address="Sheet1.G3:Sheet1.G5" chart:label-cell-address="Sheet1.B1:Sheet1.B1" chart:class="chart:line">
            <chart:data-point chart:repeated="3"/>
          </chart:series>
          <chart:series chart:style-name="ch10" chart:values-cell-range-address="Sheet1.M3:Sheet1.M5" chart:label-cell-address="Sheet1.H1:Sheet1.H1" chart:class="chart:line">
            <chart:data-point chart:repeated="3"/>
          </chart:series>
          <chart:series chart:style-name="ch11" chart:values-cell-range-address="Sheet1.S3:Sheet1.S5" chart:label-cell-address="Sheet1.N1:Sheet1.N1" chart:class="chart:line">
            <chart:data-point chart:repeated="3"/>
          </chart:series>
          <chart:series chart:style-name="ch12" chart:values-cell-range-address="Sheet1.Y3:Sheet1.Y5" chart:label-cell-address="Sheet1.T1:Sheet1.T1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L</text:p>
                <draw:g>
                  <svg:desc>Sheet1.B1:Sheet1.B1</svg:desc>
                </draw:g>
              </table:table-cell>
              <table:table-cell office:value-type="string">
                <text:p>BST</text:p>
                <draw:g>
                  <svg:desc>Sheet1.H1:Sheet1.H1</svg:desc>
                </draw:g>
              </table:table-cell>
              <table:table-cell office:value-type="string">
                <text:p>RBT</text:p>
                <draw:g>
                  <svg:desc>Sheet1.N1:Sheet1.N1</svg:desc>
                </draw:g>
              </table:table-cell>
              <table:table-cell office:value-type="string">
                <text:p>CHT</text:p>
                <draw:g>
                  <svg:desc>Sheet1.T1:Sheet1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6413.1">
                <text:p>36413.1</text:p>
                <draw:g>
                  <svg:desc>Sheet1.G3:Sheet1.G5</svg:desc>
                </draw:g>
              </table:table-cell>
              <table:table-cell office:value-type="float" office:value="4.90172">
                <text:p>4.90172</text:p>
                <draw:g>
                  <svg:desc>Sheet1.M3:Sheet1.M5</svg:desc>
                </draw:g>
              </table:table-cell>
              <table:table-cell office:value-type="float" office:value="6.48117">
                <text:p>6.48117</text:p>
                <draw:g>
                  <svg:desc>Sheet1.S3:Sheet1.S5</svg:desc>
                </draw:g>
              </table:table-cell>
              <table:table-cell office:value-type="float" office:value="5.67875">
                <text:p>5.67875</text:p>
                <draw:g>
                  <svg:desc>Sheet1.Y3:Sheet1.Y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384.3">
                <text:p>26384.3</text:p>
              </table:table-cell>
              <table:table-cell office:value-type="float" office:value="4.79647">
                <text:p>4.79647</text:p>
              </table:table-cell>
              <table:table-cell office:value-type="float" office:value="6.39423">
                <text:p>6.39423</text:p>
              </table:table-cell>
              <table:table-cell office:value-type="float" office:value="5.86036">
                <text:p>5.860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524.2">
                <text:p>31524.2</text:p>
              </table:table-cell>
              <table:table-cell office:value-type="float" office:value="5.27168">
                <text:p>5.27168</text:p>
              </table:table-cell>
              <table:table-cell office:value-type="float" office:value="8.73262">
                <text:p>8.73262</text:p>
              </table:table-cell>
              <table:table-cell office:value-type="float" office:value="4.05812">
                <text:p>4.0581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